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9mm"/>
    </style:style>
    <style:style style:name="co2" style:family="table-column">
      <style:table-column-properties fo:break-before="auto" style:column-width="52.21mm"/>
    </style:style>
    <style:style style:name="co3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2.47mm"/>
    </style:style>
    <style:style style:name="co10" style:family="table-column">
      <style:table-column-properties fo:break-before="auto" style:column-width="200.98mm"/>
    </style:style>
    <style:style style:name="co12" style:family="table-column">
      <style:table-column-properties fo:break-before="auto" style:column-width="67.54mm"/>
    </style:style>
    <style:style style:name="co13" style:family="table-column">
      <style:table-column-properties fo:break-before="auto" style:column-width="50.38mm"/>
    </style:style>
    <style:style style:name="co14" style:family="table-column">
      <style:table-column-properties fo:break-before="auto" style:column-width="120.63mm"/>
    </style:style>
    <style:style style:name="ro1" style:family="table-row">
      <style:table-row-properties style:row-height="5.38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1" style:family="table-cell" style:parent-style-name="Default">
      <style:table-cell-properties style:cell-protect="hidden-and-protected" style:print-content="fals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8" style:family="table-cell" style:parent-style-name="Default">
      <style:table-cell-properties fo:border="none"/>
      <style:text-properties style:text-position=""/>
    </style:style>
    <style:style style:name="ce9" style:family="table-cell" style:parent-style-name="Default">
      <style:table-cell-properties fo:border-bottom="0.99pt solid #000000" fo:border-left="none" fo:border-right="none" fo:border-top="none"/>
      <style:text-properties style:text-position=""/>
    </style:style>
    <style:style style:name="ce12" style:family="table-cell" style:parent-style-name="Default">
      <style:text-properties fo:color="#ff3333" style:text-position="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99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cell-protect="hidden-and-protected" style:print-content="false"/>
    </style:style>
    <style:style style:name="ce27" style:family="table-cell" style:parent-style-name="Default">
      <style:text-properties fo:color="#ff3333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Bestan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row table:style-name="ro1"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Datenblatt</text:p>
          </table:table-cell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duino Min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 4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LN 28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P 230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A96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6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8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12" calcext:value-type="float">
            <text:p>78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BR10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DS3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TY81/1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W Metall 330Oh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W 100mOh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V 1000µ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V 1000µ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0V 100µ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Platine und bestückt</text:p>
          </table:table-cell>
          <table:table-cell/>
        </table:table-row>
      </table:table>
      <table:table table:name="Mosfet-Treiber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1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osfet Treiber</text:p>
          </table:table-cell>
          <table:covered-table-cell table:number-columns-repeated="5"/>
          <table:covered-table-cell table:style-name="Default"/>
          <table:covered-table-cell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table:style-name="Default" office:value-type="string" calcext:value-type="string">
            <text:p>Link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SS12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3]*[.D3]" office:value-type="float" office:value="0.24" calcext:value-type="float">
            <text:p>0,24</text:p>
          </table:table-cell>
          <table:table-cell table:formula="of:=([.A3]-[.C3])*[.D3]" office:value-type="float" office:value="0.24" calcext:value-type="float">
            <text:p>0,24</text:p>
          </table:table-cell>
          <table:table-cell office:value-type="string" calcext:value-type="string">
            <text:p><text:a xlink:href="https://www.reichelt.de/BS-Transistoren/BSS-123-SMD/3/index.html?ACTION=3&amp;LA=446&amp;ARTICLE=41435&amp;GROUPID=2884&amp;artnr=BSS+123+SMD&amp;SEARCH=bss123" xlink:type="simple">https://www.reichelt.de/BS-Transistoren/BSS-123-SMD/3/index.html?ACTION=3&amp;LA=446&amp;ARTICLE=41435&amp;GROUPID=2884&amp;artnr=BSS+123+SMD&amp;SEARCH=bss123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RF953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table:formula="of:=[.A4]*[.D4]" office:value-type="float" office:value="0.96" calcext:value-type="float">
            <text:p>0,96</text:p>
          </table:table-cell>
          <table:table-cell table:formula="of:=([.A4]-[.C4])*[.D4]" office:value-type="float" office:value="0.96" calcext:value-type="float">
            <text:p>0,96</text:p>
          </table:table-cell>
          <table:table-cell office:value-type="string" calcext:value-type="string">
            <text:p><text:a xlink:href="https://www.reichelt.de/IRC-IRF-Transistoren/IRF-9530N/3/index.html?ACTION=3&amp;LA=446&amp;ARTICLE=90235&amp;GROUPID=2891&amp;artnr=IRF+9530N&amp;SEARCH=IRF9530" xlink:type="simple">https://www.reichelt.de/IRC-IRF-Transistoren/IRF-9530N/3/index.html?ACTION=3&amp;LA=446&amp;ARTICLE=90235&amp;GROUPID=2891&amp;artnr=IRF+9530N&amp;SEARCH=IRF9530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BR10100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,43</text:p>
          </table:table-cell>
          <table:table-cell table:formula="of:=[.A5]*[.D5]" office:value-type="float" office:value="0.86" calcext:value-type="float">
            <text:p>0,86</text:p>
          </table:table-cell>
          <table:table-cell table:formula="of:=([.A5]-[.C5])*[.D5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MR-MURS-P600-RGP-Dioden/MBR-10100/3/index.html?ACTION=3&amp;LA=446&amp;ARTICLE=41965&amp;GROUPID=2990&amp;artnr=MBR+10100&amp;SEARCH=MBR10100" xlink:type="simple">https://www.reichelt.de/MR-MURS-P600-RGP-Dioden/MBR-10100/3/index.html?ACTION=3&amp;LA=446&amp;ARTICLE=41965&amp;GROUPID=2990&amp;artnr=MBR+10100&amp;SEARCH=MBR10100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0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6]*[.D6]" office:value-type="float" office:value="0.04" calcext:value-type="float">
            <text:p>0,04</text:p>
          </table:table-cell>
          <table:table-cell table:formula="of:=([.A6]-[.C6])*[.D6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1-bis-910-kOhm/RND-0805-1-10K/3/index.html?ACTION=3&amp;LA=2&amp;ARTICLE=183251&amp;GROUPID=7971&amp;artnr=RND+0805+1+10K&amp;SEARCH=%2A" xlink:type="simple">https://www.reichelt.de/SMD-0805-von-1-bis-910-kOhm/RND-0805-1-10K/3/index.html?ACTION=3&amp;LA=2&amp;ARTICLE=183251&amp;GROUPID=7971&amp;artnr=RND+0805+1+10K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3,9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7]*[.D7]" office:value-type="float" office:value="0.04" calcext:value-type="float">
            <text:p>0,04</text:p>
          </table:table-cell>
          <table:table-cell table:formula="of:=([.A7]-[.C7])*[.D7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1-bis-910-kOhm/RND-0805-1-3-9K/3/index.html?ACTION=3&amp;LA=2&amp;ARTICLE=183242&amp;GROUPID=7971&amp;artnr=RND+0805+1+3,9K&amp;SEARCH=%2A" xlink:type="simple">https://www.reichelt.de/SMD-0805-von-1-bis-910-kOhm/RND-0805-1-3-9K/3/index.html?ACTION=3&amp;LA=2&amp;ARTICLE=183242&amp;GROUPID=7971&amp;artnr=RND+0805+1+3,9K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00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8]*[.D8]" office:value-type="float" office:value="0.04" calcext:value-type="float">
            <text:p>0,04</text:p>
          </table:table-cell>
          <table:table-cell table:formula="of:=([.A8]-[.C8])*[.D8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0-bis-910-Ohm/RND-0805-1-200/3/index.html?ACTION=3&amp;LA=2&amp;ARTICLE=183179&amp;GROUPID=7970&amp;artnr=RND+0805+1+200&amp;SEARCH=%2A" xlink:type="simple">https://www.reichelt.de/SMD-0805-von-0-bis-910-Ohm/RND-0805-1-200/3/index.html?ACTION=3&amp;LA=2&amp;ARTICLE=183179&amp;GROUPID=7970&amp;artnr=RND+0805+1+200&amp;SEARCH=*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2W 330R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A9]*[.D9]" office:value-type="float" office:value="0.56" calcext:value-type="float">
            <text:p>0,56</text:p>
          </table:table-cell>
          <table:table-cell table:formula="of:=([.A9]-[.C9])*[.D9]" office:value-type="float" office:value="0" calcext:value-type="float">
            <text:p>0</text:p>
          </table:table-cell>
          <table:table-cell table:style-name="Default" office:value-type="string" calcext:value-type="string">
            <text:p><text:a xlink:href="https://www.reichelt.de/2W-Metall-1-0-Ohm-820-Ohm/2W-METALL-330/3/index.html?ACTION=3&amp;LA=2&amp;ARTICLE=2344&amp;GROUPID=3083&amp;artnr=2W+METALL+330&amp;SEARCH=%2A" xlink:type="simple">https://www.reichelt.de/2W-Metall-1-0-Ohm-820-Ohm/2W-METALL-330/3/index.html?ACTION=3&amp;LA=2&amp;ARTICLE=2344&amp;GROUPID=3083&amp;artnr=2W+METALL+330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5W 100mR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table:formula="of:=[.A10]*[.D10]" office:value-type="float" office:value="0.62" calcext:value-type="float">
            <text:p>0,62</text:p>
          </table:table-cell>
          <table:table-cell table:formula="of:=([.A10]-[.C10])*[.D10]" office:value-type="float" office:value="0" calcext:value-type="float">
            <text:p>0</text:p>
          </table:table-cell>
          <table:table-cell table:style-name="Default" office:value-type="string" calcext:value-type="string">
            <text:p><text:a xlink:href="https://www.reichelt.de/5-Watt-axial/5W-AXIAL-0-1/3/index.html?ACTION=3&amp;LA=2&amp;ARTICLE=2572&amp;GROUPID=3117&amp;artnr=5W+AXIAL+0,1&amp;SEARCH=%2A" xlink:type="simple">https://www.reichelt.de/5-Watt-axial/5W-AXIAL-0-1/3/index.html?ACTION=3&amp;LA=2&amp;ARTICLE=2572&amp;GROUPID=3117&amp;artnr=5W+AXIAL+0,1&amp;SEARCH=*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50V 180µF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formula="of:=[.A11]*[.D11]" office:value-type="float" office:value="1.08" calcext:value-type="float">
            <text:p>1,08</text:p>
          </table:table-cell>
          <table:table-cell table:formula="of:=([.A11]-[.C11])*[.D11]" office:value-type="float" office:value="1.08" calcext:value-type="float">
            <text:p>1,08</text:p>
          </table:table-cell>
          <table:table-cell office:value-type="string" calcext:value-type="string">
            <text:p><text:a xlink:href="https://www.reichelt.de/Elkos-radial-105-C-1000-5000h/FM-A-180U-50/3/index.html?ACTION=3&amp;LA=2&amp;ARTICLE=200035&amp;GROUPID=4000&amp;artnr=FM-A+180U+50&amp;SEARCH=%2A" xlink:type="simple">https://www.reichelt.de/Elkos-radial-105-C-1000-5000h/FM-A-180U-50/3/index.html?ACTION=3&amp;LA=2&amp;ARTICLE=200035&amp;GROUPID=4000&amp;artnr=FM-A+180U+50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50V 680µF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  <table:table-cell table:formula="of:=[.A12]*[.D12]" office:value-type="float" office:value="1.62" calcext:value-type="float">
            <text:p>1,62</text:p>
          </table:table-cell>
          <table:table-cell table:formula="of:=([.A12]-[.C12])*[.D12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Elkos-radial-105-C-1000-5000h/FC-A-680U-50/3/index.html?ACTION=3&amp;LA=2&amp;ARTICLE=199940&amp;GROUPID=4000&amp;artnr=FC-A+680U+50&amp;SEARCH=%2A" xlink:type="simple">https://www.reichelt.de/Elkos-radial-105-C-1000-5000h/FC-A-680U-50/3/index.html?ACTION=3&amp;LA=2&amp;ARTICLE=199940&amp;GROUPID=4000&amp;artnr=FC-A+680U+50&amp;SEARCH=*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0nF SMD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13]*[.D13]" office:value-type="float" office:value="0.4" calcext:value-type="float">
            <text:p>0,4</text:p>
          </table:table-cell>
          <table:table-cell table:formula="of:=([.A13]-[.C13])*[.D13]" office:value-type="float" office:value="0.4" calcext:value-type="float">
            <text:p>0,4</text:p>
          </table:table-cell>
          <table:table-cell office:value-type="string" calcext:value-type="string">
            <text:p><text:a xlink:href="https://www.reichelt.de/Vielschicht-SMD-G1206/X7R-1206FCF-100N/3/index.html?ACTION=3&amp;LA=2&amp;ARTICLE=193855&amp;GROUPID=8049&amp;artnr=X7R+1206FCF+100N&amp;SEARCH=%2A" xlink:type="simple">https://www.reichelt.de/Vielschicht-SMD-G1206/X7R-1206FCF-100N/3/index.html?ACTION=3&amp;LA=2&amp;ARTICLE=193855&amp;GROUPID=8049&amp;artnr=X7R+1206FCF+100N&amp;SEARCH=*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0pF SMD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14]*[.D14]" office:value-type="float" office:value="0.4" calcext:value-type="float">
            <text:p>0,4</text:p>
          </table:table-cell>
          <table:table-cell table:formula="of:=([.A14]-[.C14])*[.D14]" office:value-type="float" office:value="0.4" calcext:value-type="float">
            <text:p>0,4</text:p>
          </table:table-cell>
          <table:table-cell office:value-type="string" calcext:value-type="string">
            <text:p><text:a xlink:href="https://www.reichelt.de/Vielschicht-SMD-G1206/NPO-1206-BF-100P/3/index.html?ACTION=3&amp;LA=2&amp;ARTICLE=194348&amp;GROUPID=8049&amp;artnr=NPO+1206+BF+100P&amp;SEARCH=%2A" xlink:type="simple">https://www.reichelt.de/Vielschicht-SMD-G1206/NPO-1206-BF-100P/3/index.html?ACTION=3&amp;LA=2&amp;ARTICLE=194348&amp;GROUPID=8049&amp;artnr=NPO+1206+BF+100P&amp;SEARCH=*</text:a>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1N414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5]*[.D15]" office:value-type="float" office:value="0.18" calcext:value-type="float">
            <text:p>0,18</text:p>
          </table:table-cell>
          <table:table-cell table:formula="of:=([.A15]-[.C15])*[.D15]" office:value-type="float" office:value="0.18" calcext:value-type="float">
            <text:p>0,18</text:p>
          </table:table-cell>
          <table:table-cell office:value-type="string" calcext:value-type="string">
            <text:p><text:a xlink:href="https://www.reichelt.de/1N-UF-AA-Dioden/1N-4148-WS/3/index.html?ACTION=3&amp;LA=446&amp;ARTICLE=95197&amp;GROUPID=2987&amp;artnr=1N+4148+WS&amp;SEARCH=1n4148" xlink:type="simple">https://www.reichelt.de/1N-UF-AA-Dioden/1N-4148-WS/3/index.html?ACTION=3&amp;LA=446&amp;ARTICLE=95197&amp;GROUPID=2987&amp;artnr=1N+4148+WS&amp;SEARCH=1n4148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7µH Spule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A16]*[.D16]" office:value-type="float" office:value="3.98" calcext:value-type="float">
            <text:p>3,98</text:p>
          </table:table-cell>
          <table:table-cell table:formula="of:=([.A16]-[.C16])*[.D16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Funkentstoerdrosseln-Ringkern/TLC-10A-47-/3/index.html?ACTION=3&amp;LA=2&amp;ARTICLE=105603&amp;GROUPID=3182&amp;artnr=TLC+10A-47µ&amp;SEARCH=%2A" xlink:type="simple">https://www.reichelt.de/Funkentstoerdrosseln-Ringkern/TLC-10A-47-/3/index.html?ACTION=3&amp;LA=2&amp;ARTICLE=105603&amp;GROUPID=3182&amp;artnr=TLC+10A-47µ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table:formula="of:=[.A17]*[.D17]" office:value-type="float" office:value="0.78" calcext:value-type="float">
            <text:p>0,78</text:p>
          </table:table-cell>
          <table:table-cell table:formula="of:=([.A17]-[.C17])*[.D17]" office:value-type="float" office:value="0.78" calcext:value-type="float">
            <text:p>0,78</text:p>
          </table:table-cell>
          <table:table-cell office:value-type="string" calcext:value-type="string">
            <text:p><text:a xlink:href="https://www.reichelt.de/Molex-Vielfachsteckverbinder/MOLEX-39281103/3/index.html?ACTION=3&amp;LA=446&amp;ARTICLE=185719&amp;GROUPID=7981&amp;artnr=MOLEX+39281103&amp;SEARCH=Molex+mini+fit" xlink:type="simple">https://www.reichelt.de/Molex-Vielfachsteckverbinder/MOLEX-39281103/3/index.html?ACTION=3&amp;LA=446&amp;ARTICLE=185719&amp;GROUPID=7981&amp;artnr=MOLEX+39281103&amp;SEARCH=Molex+mini+fit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y Gehäuse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formula="of:=[.A18]*[.D18]" office:value-type="float" office:value="0.23" calcext:value-type="float">
            <text:p>0,23</text:p>
          </table:table-cell>
          <table:table-cell table:formula="of:=([.A18]-[.C18])*[.D18]" office:value-type="float" office:value="0.23" calcext:value-type="float">
            <text:p>0,23</text:p>
          </table:table-cell>
          <table:table-cell table:style-name="Default" office:value-type="string" calcext:value-type="string">
            <text:p><text:a xlink:href="https://www.reichelt.de/Molex-Vielfachsteckverbinder/MOLEX-39012100/3/index.html?ACTION=3&amp;LA=446&amp;ARTICLE=185705&amp;GROUPID=7981&amp;artnr=MOLEX+39012100&amp;SEARCH=Molex+mini+fit" xlink:type="simple">https://www.reichelt.de/Molex-Vielfachsteckverbinder/MOLEX-39012100/3/index.html?ACTION=3&amp;LA=446&amp;ARTICLE=185705&amp;GROUPID=7981&amp;artnr=MOLEX+39012100&amp;SEARCH=Molex+mini+fit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9]*[.D19]" office:value-type="float" office:value="0.8" calcext:value-type="float">
            <text:p>0,8</text:p>
          </table:table-cell>
          <table:table-cell table:formula="of:=([.A19]-[.C19])*[.D19]" office:value-type="float" office:value="0.8" calcext:value-type="float">
            <text:p>0,8</text:p>
          </table:table-cell>
          <table:table-cell table:style-name="Default"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Klemme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table:formula="of:=[.A20]*[.D20]" office:value-type="float" office:value="1.76" calcext:value-type="float">
            <text:p>1,76</text:p>
          </table:table-cell>
          <table:table-cell table:formula="of:=([.A20]-[.C20])*[.D20]" office:value-type="float" office:value="1.76" calcext:value-type="float">
            <text:p>1,76</text:p>
          </table:table-cell>
          <table:table-cell table:style-name="Default" office:value-type="string" calcext:value-type="string">
            <text:p><text:a xlink:href="https://www.reichelt.de/Federkraftklemmen/AST-021-02/3/index.html?ACTION=3&amp;LA=2&amp;ARTICLE=72166&amp;GROUPID=7545&amp;artnr=AST+021-02&amp;SEARCH=%2A" xlink:type="simple">https://www.reichelt.de/Federkraftklemmen/AST-021-02/3/index.html?ACTION=3&amp;LA=2&amp;ARTICLE=72166&amp;GROUPID=7545&amp;artnr=AST+021-02&amp;SEARCH=*</text:a></text:p>
          </table:table-cell>
          <table:table-cell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Spule 6,8mH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9" calcext:value-type="float">
            <text:p>0,49</text:p>
          </table:table-cell>
          <table:table-cell table:style-name="ce8" table:formula="of:=[.A21]*[.D21]" office:value-type="float" office:value="0.98" calcext:value-type="float">
            <text:p>0,98</text:p>
          </table:table-cell>
          <table:table-cell table:style-name="ce8" table:formula="of:=([.A21]-[.C21])*[.D21]" office:value-type="float" office:value="0.98" calcext:value-type="float">
            <text:p>0,98</text:p>
          </table:table-cell>
          <table:table-cell table:style-name="Default" office:value-type="string" calcext:value-type="string">
            <text:p><text:a xlink:href="https://www.reichelt.de/Fest-Induktivitaeten-axial/L-XHBCC-6-8M/3/index.html?ACTION=3&amp;LA=2&amp;ARTICLE=138559&amp;GROUPID=3179&amp;artnr=L-XHBCC+6,8M&amp;SEARCH=%2A" xlink:type="simple">https://www.reichelt.de/Fest-Induktivitaeten-axial/L-XHBCC-6-8M/3/index.html?ACTION=3&amp;LA=2&amp;ARTICLE=138559&amp;GROUPID=3179&amp;artnr=L-XHBCC+6,8M&amp;SEARCH=*</text:a></text:p>
          </table:table-cell>
          <table:table-cell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latin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table:formula="of:=[.A22]*[.D22]" office:value-type="float" office:value="1.13" calcext:value-type="float">
            <text:p>1,13</text:p>
          </table:table-cell>
          <table:table-cell table:style-name="ce9" table:formula="of:=([.A22]-[.C22])*[.D22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3">
          <table:table-cell table:style-name="ce6" office:value-type="string" calcext:value-type="string">
            <text:p>Kosten pro Stück</text:p>
          </table:table-cell>
          <table:table-cell table:style-name="ce8" table:number-columns-repeated="3"/>
          <table:table-cell table:formula="of:=SUM([.E3:.E22])" office:value-type="float" office:value="16.7" calcext:value-type="float">
            <text:p>16,7</text:p>
          </table:table-cell>
          <table:table-cell table:style-name="ce8" table:formula="of:=SUM([.F3:.F22])" office:value-type="float" office:value="7.93" calcext:value-type="float">
            <text:p>7,93</text:p>
          </table:table-cell>
          <table:table-cell table:style-name="Default"/>
          <table:table-cell/>
        </table:table-row>
        <table:table-row table:style-name="ro3">
          <table:table-cell table:style-name="Default" office:value-type="string" calcext:value-type="string">
            <text:p>Benötigte Stückzah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style-name="ce10"/>
          <table:table-cell table:number-columns-repeated="2"/>
          <table:table-cell table:formula="of:=[.C24]*[.E23]" office:value-type="float" office:value="66.8" calcext:value-type="float">
            <text:p>66,8</text:p>
          </table:table-cell>
          <table:table-cell table:formula="of:=[.F23]*[.C24]" office:value-type="float" office:value="31.72" calcext:value-type="float">
            <text:p>31,72</text:p>
          </table:table-cell>
          <table:table-cell table:style-name="Default"/>
          <table:table-cell/>
        </table:table-row>
      </table:table>
      <table:table table:name="PWM-Modul &amp; Portexpander" table:style-name="ta1">
        <office:forms form:automatic-focus="false" form:apply-design-mode="false"/>
        <table:table-column table:style-name="co4" table:default-cell-style-name="ce3"/>
        <table:table-column table:style-name="co9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5">
          <table:table-cell table:style-name="ce1" office:value-type="string" calcext:value-type="string" table:number-columns-spanned="8" table:number-rows-spanned="1">
            <text:p>PWM-Modul &amp; Portexpander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0nF 08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3]*[.D3]" office:value-type="float" office:value="0.4" calcext:value-type="float">
            <text:p>0,4</text:p>
          </table:table-cell>
          <table:table-cell table:formula="of:=([.A3]-[.C3])*[.D3]" office:value-type="float" office:value="0.4" calcext:value-type="float">
            <text:p>0,4</text:p>
          </table:table-cell>
          <table:table-cell table:style-name="ce11" office:value-type="string" calcext:value-type="string">
            <text:p><text:a xlink:href="https://www.reichelt.de/Vielschicht-SMD-G0805/X7R-0805-BF-100N/3/index.html?ACTION=3&amp;LA=2&amp;ARTICLE=194281&amp;GROUPID=8048&amp;artnr=X7R+0805+BF+100N&amp;SEARCH=%252A" xlink:type="simple">https://www.reichelt.de/Vielschicht-SMD-G0805/X7R-0805-BF-100N/3/index.html?ACTION=3&amp;LA=2&amp;ARTICLE=194281&amp;GROUPID=8048&amp;artnr=X7R+0805+BF+100N&amp;SEARCH=%252A</text:a>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6V 10µF 08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4]*[.D4]" office:value-type="float" office:value="0.18" calcext:value-type="float">
            <text:p>0,18</text:p>
          </table:table-cell>
          <table:table-cell table:formula="of:=([.A4]-[.C4])*[.D4]" office:value-type="float" office:value="0.18" calcext:value-type="float">
            <text:p>0,18</text:p>
          </table:table-cell>
          <table:table-cell table:style-name="ce11" office:value-type="string" calcext:value-type="string">
            <text:p><text:a xlink:href="https://www.reichelt.de/Vielschicht-SMD-G0805/X7R-0805-CB-10U/3/index.html?ACTION=3&amp;LA=2&amp;ARTICLE=194305&amp;GROUPID=8048&amp;artnr=X7R+0805+CB+10U&amp;SEARCH=%252A" xlink:type="simple">https://www.reichelt.de/Vielschicht-SMD-G0805/X7R-0805-CB-10U/3/index.html?ACTION=3&amp;LA=2&amp;ARTICLE=194305&amp;GROUPID=8048&amp;artnr=X7R+0805+CB+10U&amp;SEARCH=%252A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LN280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formula="of:=[.A5]*[.D5]" office:value-type="float" office:value="0.8" calcext:value-type="float">
            <text:p>0,8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11" office:value-type="string" calcext:value-type="string">
            <text:p><text:a xlink:href="https://www.reichelt.de/ICs-U-ZTK-/ULN-2803-D/3/index.html?ACTION=3&amp;LA=446&amp;ARTICLE=39779&amp;GROUPID=2921&amp;artnr=ULN+2803+D&amp;SEARCH=ULN2803" xlink:type="simple">https://www.reichelt.de/ICs-U-ZTK-/ULN-2803-D/3/index.html?ACTION=3&amp;LA=446&amp;ARTICLE=39779&amp;GROUPID=2921&amp;artnr=ULN+2803+D&amp;SEARCH=ULN2803</text:a>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CP23017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table:formula="of:=[.A6]*[.D6]" office:value-type="float" office:value="1.65" calcext:value-type="float">
            <text:p>1,65</text:p>
          </table:table-cell>
          <table:table-cell table:formula="of:=([.A6]-[.C6])*[.D6]" office:value-type="float" office:value="0" calcext:value-type="float">
            <text:p>0</text:p>
          </table:table-cell>
          <table:table-cell office:value-type="string" calcext:value-type="string">
            <text:p><text:a xlink:href="https://www.conrad.de/de/schnittstellen-ic-e-a-erweiterungen-microchip-technology-mcp23017-eso-por-ic-17-mhz-soic-28-651439.html" xlink:type="simple">https://www.conrad.de/de/schnittstellen-ic-e-a-erweiterungen-microchip-technology-mcp23017-eso-por-ic-17-mhz-soic-28-651439.html</text:a></text:p>
          </table:table-cell>
          <table:table-cell table:number-columns-repeated="3"/>
          <table:table-cell table:style-name="ce11"/>
          <table:table-cell office:value-type="string" calcext:value-type="string">
            <text:p><text:a xlink:href="https://www.reichelt.de/ICs-MCP-1-2-/MCP-23016-I-SO/3/index.html?ACTION=3&amp;LA=446&amp;ARTICLE=89337&amp;GROUPID=5471&amp;artnr=MCP+23016-I/SO&amp;SEARCH=MCP230" xlink:type="simple">https://www.reichelt.de/ICs-MCP-1-2-/MCP-23016-I-SO/3/index.html?ACTION=3&amp;LA=446&amp;ARTICLE=89337&amp;GROUPID=5471&amp;artnr=MCP+23016-I/SO&amp;SEARCH=MCP230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A9635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,12</text:p>
          </table:table-cell>
          <table:table-cell table:formula="of:=[.A7]*[.D7]" office:value-type="float" office:value="3.12" calcext:value-type="float">
            <text:p>3,12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 office:value-type="string" calcext:value-type="string">
            <text:p><text:a xlink:href="https://www.conrad.de/de/pmic-led-treiber-nxp-semiconductors-pca9685pw112-linear-tssop-28-oberflaechenmontage-1116598.html" xlink:type="simple">https://www.conrad.de/de/pmic-led-treiber-nxp-semiconductors-pca9685pw112-linear-tssop-28-oberflaechenmontage-1116598.html</text:a>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RLML003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formula="of:=[.A8]*[.D8]" office:value-type="float" office:value="2.88" calcext:value-type="float">
            <text:p>2,88</text:p>
          </table:table-cell>
          <table:table-cell table:formula="of:=([.A8]-[.C8])*[.D8]" office:value-type="float" office:value="2.88" calcext:value-type="float">
            <text:p>2,88</text:p>
          </table:table-cell>
          <table:table-cell table:style-name="ce11" office:value-type="string" calcext:value-type="string">
            <text:p><text:a xlink:href="https://www.reichelt.de/IRL-IRFZ-Transistoren/IRLML-0030/3/index.html?ACTION=3&amp;LA=2&amp;ARTICLE=132137&amp;GROUPID=2896&amp;artnr=IRLML+0030&amp;SEARCH=%2A" xlink:type="simple">https://www.reichelt.de/IRL-IRFZ-Transistoren/IRLML-0030/3/index.html?ACTION=3&amp;LA=2&amp;ARTICLE=132137&amp;GROUPID=2896&amp;artnr=IRLML+0030&amp;SEARCH=*</text:a></text:p>
          </table:table-cell>
          <table:table-cell table:number-columns-repeated="4"/>
          <table:table-cell table:style-name="ce12" office:value-type="string" calcext:value-type="string">
            <text:p>Als gute alternative zum NDS355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82B71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[.A9]*[.D9]" office:value-type="float" office:value="2.5" calcext:value-type="float">
            <text:p>2,5</text:p>
          </table:table-cell>
          <table:table-cell table:formula="of:=([.A9]-[.C9])*[.D9]" office:value-type="float" office:value="2.5" calcext:value-type="float">
            <text:p>2,5</text:p>
          </table:table-cell>
          <table:table-cell office:value-type="string" calcext:value-type="string">
            <text:p><text:a xlink:href="https://www.reichelt.de/index.html?ACTION=3;ARTICLE=70074;SEARCH=P82B715" xlink:type="simple">https://www.reichelt.de/index.html?ACTION=3;ARTICLE=70074;SEARCH=P82B715</text:a>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V9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0]*[.D10]" office:value-type="float" office:value="0.12" calcext:value-type="float">
            <text:p>0,12</text:p>
          </table:table-cell>
          <table:table-cell table:formula="of:=([.A10]-[.C10])*[.D10]" office:value-type="float" office:value="0.12" calcext:value-type="float">
            <text:p>0,12</text:p>
          </table:table-cell>
          <table:table-cell office:value-type="string" calcext:value-type="string">
            <text:p><text:a xlink:href="https://www.reichelt.de/BA-BAY-BB-Dioden/BAV-99-SMD/3/index.html?ACTION=3&amp;LA=446&amp;ARTICLE=41910&amp;GROUPID=2988&amp;artnr=BAV+99+SMD&amp;SEARCH=Bav99" xlink:type="simple">https://www.reichelt.de/BA-BAY-BB-Dioden/BAV-99-SMD/3/index.html?ACTION=3&amp;LA=446&amp;ARTICLE=41910&amp;GROUPID=2988&amp;artnr=BAV+99+SMD&amp;SEARCH=Bav99</text:a>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iderstandsnetzwerk 4k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formula="of:=[.A11]*[.D11]" office:value-type="float" office:value="3.6" calcext:value-type="float">
            <text:p>3,6</text:p>
          </table:table-cell>
          <table:table-cell table:formula="of:=([.A11]-[.C11])*[.D11]" office:value-type="float" office:value="3.6" calcext:value-type="float">
            <text:p>3,6</text:p>
          </table:table-cell>
          <table:table-cell table:style-name="ce11" office:value-type="string" calcext:value-type="string">
            <text:p><text:a xlink:href="https://www.conrad.de/de/widerstandsnetzwerk-47-k-smd-4816-112-w-2-100-ppmc-bourns-4816p-1-472lf-1-st-1055289.html" xlink:type="simple">https://www.conrad.de/de/widerstandsnetzwerk-47-k-smd-4816-112-w-2-100-ppmc-bourns-4816p-1-472lf-1-st-1055289.html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B 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A12]*[.D12]" office:value-type="float" office:value="0.4" calcext:value-type="float">
            <text:p>0,4</text:p>
          </table:table-cell>
          <table:table-cell table:formula="of:=([.A12]-[.C12])*[.D12]" office:value-type="float" office:value="0.4" calcext:value-type="float">
            <text:p>0,4</text:p>
          </table:table-cell>
          <table:table-cell table:style-name="ce11" office:value-type="string" calcext:value-type="string">
            <text:p><text:a xlink:href="https://www.reichelt.de/USB-Einbauverbinder/USB-AW/3/index.html?ACTION=3&amp;LA=2&amp;ARTICLE=22184&amp;GROUPID=7530&amp;artnr=USB+AW&amp;SEARCH=%2A" xlink:type="simple">https://www.reichelt.de/USB-Einbauverbinder/USB-AW/3/index.html?ACTION=3&amp;LA=2&amp;ARTICLE=22184&amp;GROUPID=7530&amp;artnr=USB+AW&amp;SEARCH=*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B B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formula="of:=[.A13]*[.D13]" office:value-type="float" office:value="0.52" calcext:value-type="float">
            <text:p>0,52</text:p>
          </table:table-cell>
          <table:table-cell table:formula="of:=([.A13]-[.C13])*[.D13]" office:value-type="float" office:value="0.52" calcext:value-type="float">
            <text:p>0,52</text:p>
          </table:table-cell>
          <table:table-cell table:style-name="ce11" office:value-type="string" calcext:value-type="string">
            <text:p><text:a xlink:href="https://www.reichelt.de/USB-Einbauverbinder/USB-BW/3/index.html?ACTION=3&amp;LA=2&amp;ARTICLE=22186&amp;GROUPID=7530&amp;artnr=USB+BW&amp;SEARCH=%252A" xlink:type="simple">https://www.reichelt.de/USB-Einbauverbinder/USB-BW/3/index.html?ACTION=3&amp;LA=2&amp;ARTICLE=22186&amp;GROUPID=7530&amp;artnr=USB+BW&amp;SEARCH=%252A</text:a>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4,7k 06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4]*[.D14]" office:value-type="float" office:value="0.48" calcext:value-type="float">
            <text:p>0,48</text:p>
          </table:table-cell>
          <table:table-cell table:formula="of:=([.A14]-[.C14])*[.D14]" office:value-type="float" office:value="0.48" calcext:value-type="float">
            <text:p>0,48</text:p>
          </table:table-cell>
          <table:table-cell table:style-name="ce11" office:value-type="string" calcext:value-type="string">
            <text:p><text:a xlink:href="https://www.reichelt.de/SMD-0603-von-1-bis-910-kOhm/RND-0603-1-4-7K/3/index.html?ACTION=3&amp;LA=2&amp;ARTICLE=183069&amp;GROUPID=7968&amp;artnr=RND+0603+1+4%2C7K&amp;SEARCH=%252A" xlink:type="simple">https://www.reichelt.de/SMD-0603-von-1-bis-910-kOhm/RND-0603-1-4-7K/3/index.html?ACTION=3&amp;LA=2&amp;ARTICLE=183069&amp;GROUPID=7968&amp;artnr=RND+0603+1+4%2C7K&amp;SEARCH=%252A</text:a>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k 06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5]*[.D15]" office:value-type="float" office:value="0.16" calcext:value-type="float">
            <text:p>0,16</text:p>
          </table:table-cell>
          <table:table-cell table:formula="of:=([.A15]-[.C15])*[.D15]" office:value-type="float" office:value="0.16" calcext:value-type="float">
            <text:p>0,16</text:p>
          </table:table-cell>
          <table:table-cell table:style-name="ce11" office:value-type="string" calcext:value-type="string">
            <text:p><text:a xlink:href="https://www.reichelt.de/SMD-0603-von-1-bis-910-kOhm/RND-0603-1-1-0K/3/index.html?ACTION=3&amp;LA=2&amp;ARTICLE=183054&amp;GROUPID=7968&amp;artnr=RND+0603+1+1%2C0K&amp;SEARCH=%252A" xlink:type="simple">https://www.reichelt.de/SMD-0603-von-1-bis-910-kOhm/RND-0603-1-1-0K/3/index.html?ACTION=3&amp;LA=2&amp;ARTICLE=183054&amp;GROUPID=7968&amp;artnr=RND+0603+1+1%2C0K&amp;SEARCH=%252A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formula="of:=[.A16]*[.D16]" office:value-type="float" office:value="0.42" calcext:value-type="float">
            <text:p>0,42</text:p>
          </table:table-cell>
          <table:table-cell table:formula="of:=([.A16]-[.C16])*[.D16]" office:value-type="float" office:value="0.42" calcext:value-type="float">
            <text:p>0,42</text:p>
          </table:table-cell>
          <table:table-cell table:style-name="ce11" office:value-type="string" calcext:value-type="string">
            <text:p><text:a xlink:href="https://www.reichelt.de/Molex-Vielfachsteckverbinder/MOLEX-39281043/3/index.html?ACTION=3&amp;LA=2&amp;ARTICLE=185716&amp;GROUPID=7981&amp;artnr=MOLEX+39281043&amp;SEARCH=%2A" xlink:type="simple">https://www.reichelt.de/Molex-Vielfachsteckverbinder/MOLEX-39281043/3/index.html?ACTION=3&amp;LA=2&amp;ARTICLE=185716&amp;GROUPID=7981&amp;artnr=MOLEX+39281043&amp;SEARCH=*</text:a>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7]*[.D17]" office:value-type="float" office:value="0.64" calcext:value-type="float">
            <text:p>0,64</text:p>
          </table:table-cell>
          <table:table-cell table:formula="of:=([.A17]-[.C17])*[.D17]" office:value-type="float" office:value="0.64" calcext:value-type="float">
            <text:p>0,64</text:p>
          </table:table-cell>
          <table:table-cell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lex Gehäuse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formula="of:=[.A18]*[.D18]" office:value-type="float" office:value="0.22" calcext:value-type="float">
            <text:p>0,22</text:p>
          </table:table-cell>
          <table:table-cell table:formula="of:=([.A18]-[.C18])*[.D18]" office:value-type="float" office:value="0.22" calcext:value-type="float">
            <text:p>0,22</text:p>
          </table:table-cell>
          <table:table-cell office:value-type="string" calcext:value-type="string">
            <text:p><text:a xlink:href="https://www.reichelt.de/Molex-Vielfachsteckverbinder/MOLEX-39012040/3/index.html?ACTION=3&amp;LA=2&amp;ARTICLE=185702&amp;GROUPID=7981&amp;artnr=MOLEX+39012040&amp;SEARCH=%2A" xlink:type="simple">https://www.reichelt.de/Molex-Vielfachsteckverbinder/MOLEX-39012040/3/index.html?ACTION=3&amp;LA=2&amp;ARTICLE=185702&amp;GROUPID=7981&amp;artnr=MOLEX+39012040&amp;SEARCH=*</text:a>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CB Header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A19]*[.D19]" office:value-type="float" office:value="1.44" calcext:value-type="float">
            <text:p>1,44</text:p>
          </table:table-cell>
          <table:table-cell table:formula="of:=([.A19]-[.C19])*[.D19]" office:value-type="float" office:value="1.44" calcext:value-type="float">
            <text:p>1,44</text:p>
          </table:table-cell>
          <table:table-cell office:value-type="string" calcext:value-type="string">
            <text:p><text:a xlink:href="https://www.reichelt.de/RND-connect/RND-205-00139/3/index.html?ACTION=3&amp;LA=2&amp;ARTICLE=170457&amp;GROUPID=7552&amp;artnr=RND+205-00139&amp;SEARCH=%2A" xlink:type="simple">https://www.reichelt.de/RND-connect/RND-205-00139/3/index.html?ACTION=3&amp;LA=2&amp;ARTICLE=170457&amp;GROUPID=7552&amp;artnr=RND+205-00139&amp;SEARCH=*</text:a>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ecker Header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table:formula="of:=[.A20]*[.D20]" office:value-type="float" office:value="3.96" calcext:value-type="float">
            <text:p>3,96</text:p>
          </table:table-cell>
          <table:table-cell table:formula="of:=([.A20]-[.C20])*[.D20]" office:value-type="float" office:value="3.96" calcext:value-type="float">
            <text:p>3,96</text:p>
          </table:table-cell>
          <table:table-cell office:value-type="string" calcext:value-type="string">
            <text:p><text:a xlink:href="https://www.reichelt.de/RND-connect/RND-205-00128/3/index.html?ACTION=3&amp;LA=2&amp;ARTICLE=170366&amp;GROUPID=7552&amp;artnr=RND+205-00128&amp;SEARCH=%2A" xlink:type="simple">https://www.reichelt.de/RND-connect/RND-205-00128/3/index.html?ACTION=3&amp;LA=2&amp;ARTICLE=170366&amp;GROUPID=7552&amp;artnr=RND+205-00128&amp;SEARCH=*</text:a></text:p>
          </table:table-cell>
          <table:table-cell table:number-columns-repeated="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CB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13" calcext:value-type="float">
            <text:p>1,13</text:p>
          </table:table-cell>
          <table:table-cell table:style-name="ce8" table:formula="of:=[.A21]*[.D21]" office:value-type="float" office:value="2.26" calcext:value-type="float">
            <text:p>2,26</text:p>
          </table:table-cell>
          <table:table-cell table:style-name="ce8" table:formula="of:=([.A21]-[.C21])*[.D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"/>
          <table:table-cell table:style-name="ce9" table:number-columns-repeated="3"/>
          <table:table-cell table:style-name="ce9" table:formula="of:=[.A22]*[.D22]" office:value-type="float" office:value="0" calcext:value-type="float">
            <text:p>0</text:p>
          </table:table-cell>
          <table:table-cell table:style-name="ce9" table:formula="of:=([.A22]-[.C22])*[.D2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formula="of:=SUM([.E3:.E22])" office:value-type="float" office:value="25.75" calcext:value-type="float">
            <text:p>25,75</text:p>
          </table:table-cell>
          <table:table-cell table:style-name="ce8" table:formula="of:=SUM([.F3:.F22])" office:value-type="float" office:value="17.92" calcext:value-type="float">
            <text:p>17,92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number-columns-repeated="3"/>
          <table:table-cell table:formula="of:=[.C24]*[.E23]" office:value-type="float" office:value="25.75" calcext:value-type="float">
            <text:p>25,75</text:p>
          </table:table-cell>
          <table:table-cell table:formula="of:=[.F23]*[.C24]" office:value-type="float" office:value="17.92" calcext:value-type="float">
            <text:p>17,92</text:p>
          </table:table-cell>
          <table:table-cell table:number-columns-repeated="6"/>
        </table:table-row>
      </table:table>
      <table:table table:name="PI Erweiterung" table:style-name="ta1" table:print="false">
        <office:forms form:automatic-focus="false" form:apply-design-mode="false"/>
        <table:table-column table:style-name="co3" table:default-cell-style-name="ce3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I Erweiterung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Summe total</text:p>
          </table:table-cell>
          <table:table-cell table:style-name="Default"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buchseleiste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formula="of:=[.A3]*[.D3]" office:value-type="float" office:value="0.64" calcext:value-type="float">
            <text:p>0,64</text:p>
          </table:table-cell>
          <table:table-cell table:formula="of:=([.A3]-[.C3])*[.D3]" office:value-type="float" office:value="0.64" calcext:value-type="float">
            <text:p>0,64</text:p>
          </table:table-cell>
          <table:table-cell table:style-name="ce11" office:value-type="string" calcext:value-type="string">
            <text:p><text:a xlink:href="https://www.reichelt.de/Buchsenleisten/BL-2X10W-2-54/3/index.html?ACTION=3&amp;LA=2&amp;ARTICLE=6075&amp;GROUPID=7435&amp;artnr=BL+2X10W+2,54&amp;SEARCH=%2A" xlink:type="simple">https://www.reichelt.de/Buchsenleisten/BL-2X10W-2-54/3/index.html?ACTION=3&amp;LA=2&amp;ARTICLE=6075&amp;GROUPID=7435&amp;artnr=BL+2X10W+2,54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SB 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A4]*[.D4]" office:value-type="float" office:value="0.2" calcext:value-type="float">
            <text:p>0,2</text:p>
          </table:table-cell>
          <table:table-cell table:formula="of:=([.A4]-[.C4])*[.D4]" office:value-type="float" office:value="0.2" calcext:value-type="float">
            <text:p>0,2</text:p>
          </table:table-cell>
          <table:table-cell table:style-name="ce11" office:value-type="string" calcext:value-type="string">
            <text:p><text:a xlink:href="https://www.reichelt.de/USB-Einbauverbinder/USB-AW/3/index.html?ACTION=3&amp;LA=2&amp;ARTICLE=22184&amp;GROUPID=7530&amp;artnr=USB+AW&amp;SEARCH=%2A" xlink:type="simple">https://www.reichelt.de/USB-Einbauverbinder/USB-AW/3/index.html?ACTION=3&amp;LA=2&amp;ARTICLE=22184&amp;GROUPID=7530&amp;artnr=USB+AW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nschussklemme 3,08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A5]*[.D5]" office:value-type="float" office:value="0.36" calcext:value-type="float">
            <text:p>0,36</text:p>
          </table:table-cell>
          <table:table-cell table:formula="of:=([.A5]-[.C5])*[.D5]" office:value-type="float" office:value="0.36" calcext:value-type="float">
            <text:p>0,36</text:p>
          </table:table-cell>
          <table:table-cell table:style-name="ce11" office:value-type="string" calcext:value-type="string">
            <text:p><text:a xlink:href="https://www.reichelt.de/Schraubklemmen/AKL-059-03/3/index.html?ACTION=3&amp;LA=2&amp;ARTICLE=36599&amp;GROUPID=7546&amp;artnr=AKL+059-03&amp;SEARCH=%2A" xlink:type="simple">https://www.reichelt.de/Schraubklemmen/AKL-059-03/3/index.html?ACTION=3&amp;LA=2&amp;ARTICLE=36599&amp;GROUPID=7546&amp;artnr=AKL+059-03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nschlussklemme 5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table:formula="of:=[.A6]*[.D6]" office:value-type="float" office:value="0.62" calcext:value-type="float">
            <text:p>0,62</text:p>
          </table:table-cell>
          <table:table-cell table:formula="of:=([.A6]-[.C6])*[.D6]" office:value-type="float" office:value="0.62" calcext:value-type="float">
            <text:p>0,62</text:p>
          </table:table-cell>
          <table:table-cell office:value-type="string" calcext:value-type="string">
            <text:p><text:a xlink:href="https://www.reichelt.de/Schraubklemmen/AKL-055-03/3/index.html?ACTION=3&amp;LA=2&amp;ARTICLE=36613&amp;GROUPID=7546&amp;artnr=AKL+055-03&amp;SEARCH=%2A" xlink:type="simple">https://www.reichelt.de/Schraubklemmen/AKL-055-03/3/index.html?ACTION=3&amp;LA=2&amp;ARTICLE=36613&amp;GROUPID=7546&amp;artnr=AKL+055-03&amp;SEARCH=*</text:a></text:p>
          </table:table-cell>
          <table:table-cell/>
        </table:table-row>
        <table:table-row table:style-name="ro3">
          <table:table-cell table:number-columns-repeated="4"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table:number-columns-repeated="3"/>
          <table:table-cell table:formula="of:=[.A21]*[.D21]" office:value-type="float" office:value="0" calcext:value-type="float">
            <text:p>0</text:p>
          </table:table-cell>
          <table:table-cell table:formula="of:=([.A21]-[.C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9" table:number-columns-repeated="3"/>
          <table:table-cell table:formula="of:=[.A22]*[.D22]" office:value-type="float" office:value="0" calcext:value-type="float">
            <text:p>0</text:p>
          </table:table-cell>
          <table:table-cell table:formula="of:=([.A22]-[.C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style-name="ce13" table:formula="of:=SUM([.E3:.E22])" office:value-type="float" office:value="1.82" calcext:value-type="float">
            <text:p>1,82</text:p>
          </table:table-cell>
          <table:table-cell table:style-name="ce13" table:formula="of:=SUM([.F3:.F22])" office:value-type="float" office:value="1.82" calcext:value-type="float">
            <text:p>1,82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1.82" calcext:value-type="float">
            <text:p>1,82</text:p>
          </table:table-cell>
          <table:table-cell table:style-name="Default" table:formula="of:=[.F23]*[.C24]" office:value-type="float" office:value="1.82" calcext:value-type="float">
            <text:p>1,82</text:p>
          </table:table-cell>
          <table:table-cell table:number-columns-repeated="2"/>
        </table:table-row>
      </table:table>
      <table:table table:name="Allgemeines" table:style-name="ta1">
        <office:forms form:automatic-focus="false" form:apply-design-mode="false"/>
        <table:table-column table:style-name="co4" table:default-cell-style-name="ce18"/>
        <table:table-column table:style-name="co12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23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6" office:value-type="string" calcext:value-type="string" table:number-columns-spanned="8" table:number-rows-spanned="1">
            <text:p>Allgemeines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Summe total</text:p>
          </table:table-cell>
          <table:table-cell table:style-name="Default"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Kommentar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CB-Standoff M3 5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formula="of:=[.A3]*[.D3]" office:value-type="float" office:value="1.2" calcext:value-type="float">
            <text:p>1,2</text:p>
          </table:table-cell>
          <table:table-cell table:formula="of:=([.A3]-[.C3])*[.D3]" office:value-type="float" office:value="1.2" calcext:value-type="float">
            <text:p>1,2</text:p>
          </table:table-cell>
          <table:table-cell table:style-name="ce26" office:value-type="string" calcext:value-type="string">
            <text:p><text:a xlink:href="https://www.reichelt.de/Distanzhuelsen-etc-/DA-5MM/3/index.html?ACTION=3&amp;LA=2&amp;ARTICLE=7021&amp;GROUPID=7758&amp;artnr=DA+5MM&amp;SEARCH=%252A" xlink:type="simple">https://www.reichelt.de/Distanzhuelsen-etc-/DA-5MM/3/index.html?ACTION=3&amp;LA=2&amp;ARTICLE=7021&amp;GROUPID=7758&amp;artnr=DA+5MM&amp;SEARCH=%252A</text:a></text:p>
          </table:table-cell>
          <table:table-cell office:value-type="string" calcext:value-type="string">
            <text:p>Befestigung Mosfet-Treiber auf Grundplatt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CB-Standoff M3 10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formula="of:=[.A4]*[.D4]" office:value-type="float" office:value="0.39" calcext:value-type="float">
            <text:p>0,39</text:p>
          </table:table-cell>
          <table:table-cell table:formula="of:=([.A4]-[.C4])*[.D4]" office:value-type="float" office:value="0.39" calcext:value-type="float">
            <text:p>0,39</text:p>
          </table:table-cell>
          <table:table-cell table:style-name="ce26" office:value-type="string" calcext:value-type="string">
            <text:p><text:a xlink:href="https://www.reichelt.de/Distanzhuelsen-etc-/DA-10MM/3/index.html?ACTION=3&amp;LA=2&amp;ARTICLE=7017&amp;GROUPID=7758&amp;artnr=DA+10MM&amp;SEARCH=%252A" xlink:type="simple">https://www.reichelt.de/Distanzhuelsen-etc-/DA-10MM/3/index.html?ACTION=3&amp;LA=2&amp;ARTICLE=7017&amp;GROUPID=7758&amp;artnr=DA+10MM&amp;SEARCH=%252A</text:a></text:p>
          </table:table-cell>
          <table:table-cell office:value-type="string" calcext:value-type="string">
            <text:p>zum Stapeln von PWM-Modul/Portexpander</text:p>
          </table:table-cell>
        </table:table-row>
        <table:table-row table:style-name="ro3">
          <table:table-cell/>
          <table:table-cell office:value-type="string" calcext:value-type="string">
            <text:p>Kurze USB-Kabel</text:p>
          </table:table-cell>
          <table:table-cell table:number-columns-repeated="2"/>
          <table:table-cell table:formula="of:=[.A5]*[.D5]" office:value-type="float" office:value="0" calcext:value-type="float">
            <text:p>0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26"/>
          <table:table-cell office:value-type="string" calcext:value-type="string">
            <text:p>für PWM-Modul/Portexpander zu koppeln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number-columns-repeated="4"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3">
          <table:table-cell table:number-columns-repeated="4"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3">
          <table:table-cell table:number-columns-repeated="4"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3">
          <table:table-cell table:number-columns-repeated="4"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3">
          <table:table-cell table:number-columns-repeated="4"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3">
          <table:table-cell table:number-columns-repeated="4"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3">
          <table:table-cell table:number-columns-repeated="4"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3">
          <table:table-cell table:number-columns-repeated="4"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3">
          <table:table-cell table:number-columns-repeated="4"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9"/>
          <table:table-cell table:style-name="ce23" table:number-columns-repeated="3"/>
          <table:table-cell table:formula="of:=[.A21]*[.D21]" office:value-type="float" office:value="0" calcext:value-type="float">
            <text:p>0</text:p>
          </table:table-cell>
          <table:table-cell table:formula="of:=([.A21]-[.C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20"/>
          <table:table-cell table:style-name="ce24" table:number-columns-repeated="3"/>
          <table:table-cell table:formula="of:=[.A22]*[.D22]" office:value-type="float" office:value="0" calcext:value-type="float">
            <text:p>0</text:p>
          </table:table-cell>
          <table:table-cell table:formula="of:=([.A22]-[.C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21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23"/>
          <table:table-cell table:style-name="ce28" table:formula="of:=SUM([.E3:.E22])" office:value-type="float" office:value="1.59" calcext:value-type="float">
            <text:p>1,59</text:p>
          </table:table-cell>
          <table:table-cell table:style-name="ce28" table:formula="of:=SUM([.F3:.F22])" office:value-type="float" office:value="1.59" calcext:value-type="float">
            <text:p>1,59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2" office:value-type="string" calcext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1.59" calcext:value-type="float">
            <text:p>1,59</text:p>
          </table:table-cell>
          <table:table-cell table:style-name="Default" table:formula="of:=[.F23]*[.C24]" office:value-type="float" office:value="1.59" calcext:value-type="float">
            <text:p>1,5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PWM-Modul &amp; Portexpander'.A1:'PWM-Modul &amp; Portexpander'.G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.00.0000</text:date>, <text:time style:data-style-name="N2" text:time-value="16:37:14.1027141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24:56.97</meta:creation-date>
    <dc:date>2017-12-25T16:42:14.251792009</dc:date>
    <meta:editing-duration>P1DT20H53M23S</meta:editing-duration>
    <meta:editing-cycles>22</meta:editing-cycles>
    <meta:generator>LibreOffice/5.1.6.2$Linux_X86_64 LibreOffice_project/10m0$Build-2</meta:generator>
    <meta:document-statistic meta:table-count="5" meta:cell-count="488" meta:object-count="0"/>
  </office:meta>
</office:document-meta>
</file>